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Standard">
      <style:paragraph-properties fo:line-height="200%" fo:text-align="center" style:justify-single-word="false" fo:text-indent="0.5in" style:auto-text-indent="true"/>
      <style:text-properties officeooo:rsid="0000987c" officeooo:paragraph-rsid="0000987c"/>
    </style:style>
    <style:style style:name="P2" style:family="paragraph" style:parent-style-name="Standard">
      <style:paragraph-properties fo:line-height="200%" fo:text-align="center" style:justify-single-word="false" fo:text-indent="0.5in" style:auto-text-indent="true"/>
      <style:text-properties fo:font-weight="bold" officeooo:rsid="0000987c" officeooo:paragraph-rsid="0000987c" style:font-weight-asian="bold" style:font-weight-complex="bold"/>
    </style:style>
    <style:style style:name="P3" style:family="paragraph" style:parent-style-name="Standard">
      <style:paragraph-properties fo:line-height="200%" fo:text-align="start" style:justify-single-word="false" fo:text-indent="0.5in" style:auto-text-indent="true"/>
      <style:text-properties fo:font-weight="normal" officeooo:rsid="0000987c" officeooo:paragraph-rsid="0000987c"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Timothy 1:8-11</text:p>
      <text:p text:style-name="P2">8. We know that the law is good when used correctly. 9. For the law was not intended for people who do what is right. It is for people who are lawless and rebellious, who are ungodly and sinful, who consider nothing sacred and defile what is holy, who kill their father or mother or commit other murders. 10. The law is for people who are sexually immoral, or who practice homosexuality, or are slave traders, liars, promise breakers, or who do anything else that contradicts the wholesome teaching 11. that comes from the glorious Good News entrusted to me by our blessed God.</text:p>
      <text:p text:style-name="P3">Whenever we as Christians hear about the law in regards to scripture, it usually comes with something negative. We often hear people are trying to live by the law, or people are trying to add works to grace. In that aspect we would be correct. The law is often used by people to try and add to the work of Christ on the cross and make it feel like we have something to do with our own salvation. However we should not view the law like this. The law as stated in Timothy, when used correctly is a very good thing. It has to be very good, it was made by a Holy God for the mark in which we are to try and achieve.</text:p>
      <text:p text:style-name="P3">The realization that we can never reach that mark and God had to send His son to live the law perfectly for us to be able to enter in the the kingdom of Heaven is what sets us apart from other religions. The law is something that people are going to be judged by. In front of the throne of Christ, if you do not put your faith and trust in Jesus, He will judge you by the law, and you will be found guilty. It is just that simple. The law was never meant for us to and keep, it was to show us that we could not possibly keep it without God’s help. Faith has always been the cornerstone of the Abrahamic faiths. It has always shown God’s grace above all else because as sinful humans we could never reach the holiness required to stand in front of God and live. </text:p>
      <text:p text:style-name="P3">In closing remember this week what the mark is. The mark is not your pastor, it is not the disciples or Apostles, it is not your mother or your father. The mark is Jesus Christ and with that proper mark set <text:soft-page-break/>none of us is worthy of heaven. That is why we put our hope and trust in Him as our savior and Lord. Continue to study your scriptures, and remember each of us here at New Life in your Prayers.</text:p>
      <text:p text:style-name="P3">CMTT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Christopher Lorenzo</meta:initial-creator>
    <meta:creation-date>2025-08-23T20:04:48.556740099</meta:creation-date>
    <dc:date>2025-08-23T20:16:56.391482615</dc:date>
    <dc:creator>Christopher Lorenzo</dc:creator>
    <meta:editing-duration>PT44S</meta:editing-duration>
    <meta:editing-cycles>1</meta:editing-cycles>
    <meta:document-statistic meta:table-count="0" meta:image-count="0" meta:object-count="0" meta:page-count="2" meta:paragraph-count="6" meta:word-count="467" meta:character-count="2371" meta:non-whitespace-character-count="1909"/>
    <meta:generator>LibreOffice/25.2.3.1$Linux_X86_64 LibreOffice_project/520$Build-1</meta:generator>
  </office:meta>
</office:document-meta>
</file>